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TeXGyreSchola" officeooo:rsid="001946b2" officeooo:paragraph-rsid="001946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37523161161100604" text:style-name="L1">
        <text:list-item>
          <text:p text:style-name="P1">An automatic normalization for DCE-MRI is proposed</text:p>
        </text:list-item>
        <text:list-item>
          <text:p text:style-name="P1">Correction of intensity shift and scale and time shift</text:p>
        </text:list-item>
        <text:list-item>
          <text:p text:style-name="P1">The method is used in conjunction with quantitative methods</text:p>
        </text:list-item>
        <text:list-item>
          <text:p text:style-name="P1">Normalization lead to the better classification performance</text:p>
        </text:list-item>
        <text:list-item>
          <text:p text:style-name="P1">Classification of whole normalized DCE signals outperform other metho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5:44:27.287136980</meta:creation-date>
    <dc:date>2016-09-07T15:49:16.294608282</dc:date>
    <meta:editing-duration>P0D</meta:editing-duration>
    <meta:editing-cycles>1</meta:editing-cycles>
    <meta:document-statistic meta:table-count="0" meta:image-count="0" meta:object-count="0" meta:page-count="1" meta:paragraph-count="5" meta:word-count="46" meta:character-count="298" meta:non-whitespace-character-count="262"/>
    <meta:generator>LibreOffice/4.2.8.2$Linux_X86_64 LibreOffice_project/420m0$Build-2</meta:generator>
  </office:meta>
</office:document-meta>
</file>